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6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9966"/>
    </style:style>
    <style:style style:name="ce6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  <table:table-cell table:style-name="ce4"/>
          <table:table-cell table:number-columns-repeated="48"/>
        </table:table-row>
        <table:table-row table:style-name="ro1">
          <table:table-cell table:number-columns-repeated="19"/>
          <table:table-cell office:value-type="string">
            <text:p>B</text:p>
          </table:table-cell>
          <table:table-cell table:number-columns-repeated="46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5"/>
          <table:table-cell office:value-type="string">
            <text:p>L=5</text:p>
          </table:table-cell>
          <table:table-cell/>
          <table:table-cell office:value-type="string">
            <text:p>With a patch. </text:p>
          </table:table-cell>
          <table:table-cell table:number-columns-repeated="3"/>
          <table:table-cell office:value-type="string">
            <text:p>idx</text:p>
          </table:table-cell>
          <table:table-cell office:value-type="string">
            <text:p>D</text:p>
          </table:table-cell>
          <table:table-cell office:value-type="string">
            <text:p>W-1</text:p>
          </table:table-cell>
          <table:table-cell office:value-type="string">
            <text:p>W-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5"/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"/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dx-wd?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/>
          <table:table-cell table:number-columns-repeated="7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/>
          <table:table-cell table:number-columns-repeated="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"/>
          <table:table-cell office:value-type="string">
            <text:p>L=5</text:p>
          </table:table-cell>
          <table:table-cell table:number-columns-repeated="8"/>
          <table:table-cell office:value-type="string">
            <text:p>Idx-w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6" office:value-type="string" table:number-columns-spanned="2" table:number-rows-spanned="7">
            <text:p>Unnecessary</text:p>
          </table:table-cell>
          <table:covered-table-cell table:style-name="ce5"/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/>
          <table:covered-table-cell table:number-columns-repeated="2" table:style-name="ce5"/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covered-table-cell table:number-columns-repeated="2" table:style-name="ce5"/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covered-table-cell table:number-columns-repeated="2" table:style-name="ce5"/>
          <table:table-cell table:number-columns-repeated="5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Z15]-[.BC15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covered-table-cell table:number-columns-repeated="2" table:style-name="ce5"/>
          <table:table-cell table:number-columns-repeated="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Z16]-[.BC16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covered-table-cell table:number-columns-repeated="2" table:style-name="ce5"/>
          <table:table-cell table:number-columns-repeated="7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Z17]-[.BC17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covered-table-cell table:number-columns-repeated="2" table:style-name="ce5"/>
          <table:table-cell table:number-columns-repeated="8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Z18]-[.BC18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6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1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5"/>
          <table:table-cell office:value-type="string">
            <text:p>L=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5" table:number-columns-repeated="3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5" table:number-columns-repeated="3"/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5" table:number-columns-repeated="3"/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3"/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 table:number-columns-repeated="3"/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table:number-columns-repeated="3"/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5" table:number-columns-repeated="3"/>
          <table:table-cell table:number-columns-repeated="7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9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9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9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9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" table:number-columns-repeated="8"/>
          <table:table-cell table:number-columns-repeated="27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34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9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9"/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2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8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8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3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8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34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51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"/>
          <table:table-cell table:number-columns-repeated="51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/>
          <table:table-cell table:number-columns-repeated="51"/>
        </table:table-row>
        <table:table-row table:style-name="ro1">
          <table:table-cell table:number-columns-repeated="6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6"/>
        </table:table-row>
        <table:table-row table:style-name="ro3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10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09:09</meta:creation-date>
    <dc:date>2013-05-08T17:40:02</dc:date>
    <meta:editing-duration>PT1H42M33S</meta:editing-duration>
    <meta:editing-cycles>2</meta:editing-cycles>
    <meta:generator>LibreOffice/4.0.2.2$Linux_X86_64 LibreOffice_project/400m0$Build-2</meta:generator>
    <meta:document-statistic meta:table-count="1" meta:cell-count="744" meta:object-count="0"/>
  </office:meta>
</office:document-meta>
</file>